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d4a1d" officeooo:paragraph-rsid="000d4a1d"/>
    </style:style>
    <style:style style:name="P2" style:family="paragraph" style:parent-style-name="Standard">
      <style:text-properties officeooo:rsid="000d4a1d" officeooo:paragraph-rsid="000d4a1d"/>
    </style:style>
    <style:style style:name="T1" style:family="text">
      <style:text-properties officeooo:rsid="0011065e"/>
    </style:style>
    <style:style style:name="T2" style:family="text">
      <style:text-properties officeooo:rsid="0012149b"/>
    </style:style>
    <style:style style:name="T3" style:family="text">
      <style:text-properties officeooo:rsid="0013f3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s text:c="8"/>Inter-Net : Réseaux interconnectés, 40.000 opérateurs AS (Autonomous System)</text:p>
      <text:p text:style-name="P1"><text:s text:c="2"/></text:p>
      <text:p text:style-name="P1"/>
      <text:p text:style-name="P1"><text:s text:c="12"/>Qui controle Internet ?</text:p>
      <text:p text:style-name="P1"><text:s text:c="12"/>=&gt; Personne car (Controle &lt;==&gt; Pouvoir de détruire) et personne ne peut "détuire" internet (Mythe du "switch internet")</text:p>
      <text:p text:style-name="P1"/>
      <text:p text:style-name="P1"><text:s text:c="12"/>Si on coupe l'Internet en 2 on se retouve avec 2 réseau indépendant (comme le corail)</text:p>
      <text:p text:style-name="P1"><text:s text:c="12"/>=&gt; Pas de centre : on peut enlever n'importe quell partie ça continue de marcher.</text:p>
      <text:p text:style-name="P1"><text:s text:c="12"/>=&gt; Evidemment vous ne pourrais alors plus accéder à certaine parties du réseau !</text:p>
      <text:p text:style-name="P1"/>
      <text:p text:style-name="P1">Quand vous allumez votre modem vous agrandissez le réseau Internet, lorsque vous l'éteigniez vous rétrécissez le réseau</text:p>
      <text:p text:style-name="P1"/>
      <text:p text:style-name="P1"/>
      <text:p text:style-name="P1">n'importe <text:span text:style-name="T1">quel</text:span> point du réseau peut émettre et/ou <text:span text:style-name="T1">réceptionner</text:span> des données/paquets</text:p>
      <text:p text:style-name="P1"/>
      <text:p text:style-name="P1"><text:s text:c="12"/>Sur le réseau vous <text:span text:style-name="T2">êtes</text:span> identifié à l'aide d'une adresse IP attribuée par l'IANA (comme un numéro de téléphone)</text:p>
      <text:p text:style-name="P1"/>
      <text:p text:style-name="P1"><text:s text:c="12"/>Mais contrairement au réseau téléphonique, Internet est basé sur la "commutation de paquets" (IP)</text:p>
      <text:p text:style-name="P1"/>
      <text:p text:style-name="P1"><text:s text:c="12"/>la poste par exemple : si on peut <text:span text:style-name="T3">écrire</text:span> que 10 <text:span text:style-name="T3">caractères</text:span> sur une "lettre (numérotée)" il faut plusieurs "lettres" <text:span text:style-name="T3">plusieurs</text:span> paquets</text:p>
      <text:p text:style-name="P1"><text:s text:c="12"/>Le Bureau de poste est un "routeur". Il y a des LAN (département géographique par exemple) et des WAN (monde entier, enfin là ou y'a la poste!)</text:p>
      <text:p text:style-name="P1"/>
      <text:p text:style-name="P1"><text:s text:c="12"/>Premier paquet : "lo and behold" synonyme de "Surprise!"</text:p>
      <text:p text:style-name="P1"/>
      <text:p text:style-name="P1"><text:s text:c="12"/>TCP (Transmission Control Protocol) et IP (Internet Protocol), qui ont été les premiers à être définis. Le document de référence est RFC 1122.</text:p>
      <text:p text:style-name="P1"/>
      <text:p text:style-name="P1"><text:s text:c="12"/>Le réseau Arpanet adopte le 1er janvier 1983 la suite de protocoles TCP/IP qui sera la base d'Internet.</text:p>
      <text:p text:style-name="P1"/>
      <text:p text:style-name="P1"><text:s text:c="12"/>document de référence</text:p>
      <text:p text:style-name="P1"/>
      <text:p text:style-name="P1"><text:s text:c="12"/>http://www.commentcamarche.net/contents/internet-2096316497</text:p>
      <text:p text:style-name="P1"/>
      <text:p text:style-name="P1"/>
      <text:p text:style-name="P1"><text:s text:c="12"/>TCP/IP:</text:p>
      <text:p text:style-name="P1"><text:s text:c="12"/>http://upload.wikimedia.org/wikipedia/commons/7/7e/Comparaison_des_mod%C3%A8les_OSI_et_TCP_IP.png</text:p>
      <text:p text:style-name="P1"/>
      <text:p text:style-name="P1"><text:s text:c="12"/>http://www.wtcs.org/snmp4tpc/images/IP-Header.jpg</text:p>
      <text:p text:style-name="P1"/>
      <text:p text:style-name="P1"><text:s text:c="12"/>Parler routeur.</text:p>
      <text:p text:style-name="P1"/>
      <text:p text:style-name="P1"><text:s text:c="12"/>Parler DNS : <text:soft-page-break/>http://www.commentcamarche.net/contents/518-dns-systeme-de-noms-de-domain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dor </meta:initial-creator>
    <meta:creation-date>2014-03-03T21:05:53.637447841</meta:creation-date>
    <dc:date>2014-03-03T22:10:07.479500112</dc:date>
    <dc:creator>kondor </dc:creator>
    <meta:editing-duration>PT3M10S</meta:editing-duration>
    <meta:editing-cycles>8</meta:editing-cycles>
    <meta:generator>LibreOffice/4.1.3.2$Linux_X86_64 LibreOffice_project/410m0$Build-2</meta:generator>
    <meta:document-statistic meta:table-count="0" meta:image-count="0" meta:object-count="0" meta:page-count="2" meta:paragraph-count="23" meta:word-count="249" meta:character-count="2023" meta:non-whitespace-character-count="1558"/>
  </office:meta>
</office:document-meta>
</file>